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A000000DD70471E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7.796cm" svg:height="3.898cm" draw:z-index="0"><draw:image xlink:href="Pictures/10000201000001BA000000DD70471E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4-02T15:03:01.21</meta:creation-date>
    <meta:document-statistic meta:table-count="0" meta:image-count="1" meta:object-count="0" meta:page-count="1" meta:paragraph-count="0" meta:word-count="0" meta:character-count="0"/>
    <dc:date>2020-04-02T15:14:51.77</dc:date>
    <dc:creator>gregory pace</dc:creator>
    <meta:editing-duration>PT11M51S</meta:editing-duration>
    <meta:editing-cycles>1</meta:editing-cycles>
    <meta:generator>OpenOffice/4.1.7$Win32 OpenOffice.org_project/417m1$Build-9800</meta:generator>
  </office:meta>
</office:document-meta>
</file>